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My Father's World</text:p>
      <text:p text:style-name="P1"/>
      <text:p text:style-name="P3">This is my Father's world,</text:p>
      <text:p text:style-name="P3">And to my listening ears</text:p>
      <text:p text:style-name="P3">All nature sings and around me rings</text:p>
      <text:p text:style-name="P3">The music of the spheres.</text:p>
      <text:p text:style-name="P3">This is my Father's world:</text:p>
      <text:p text:style-name="P3">I rest me in the thought</text:p>
      <text:p text:style-name="P3">Of rocks and trees, of skies and seas--</text:p>
      <text:p text:style-name="P3">His hand the wonders wrought.</text:p>
      <text:p text:style-name="P3"/>
      <text:p text:style-name="P3">This is my Father's world,</text:p>
      <text:p text:style-name="P3">The birds their carols raise,</text:p>
      <text:p text:style-name="P3">The morning light, the lily white,</text:p>
      <text:p text:style-name="P3">Declare their Maker's praise</text:p>
      <text:p text:style-name="P3">This is my Father's world:</text:p>
      <text:p text:style-name="P3">He shines in all that's fair:</text:p>
      <text:p text:style-name="P3">In the rustling grass I hear Him pass,</text:p>
      <text:p text:style-name="P3">He speaks to me everywhere.</text:p>
      <text:p text:style-name="P3"/>
      <text:p text:style-name="P3">This is my Father's world,</text:p>
      <text:p text:style-name="P3">O let me ne'er forget</text:p>
      <text:p text:style-name="P3">That though the wrong seems oft so strong,</text:p>
      <text:p text:style-name="P3">God is the ruler yet.</text:p>
      <text:p text:style-name="P3">This is my Father's world:</text:p>
      <text:p text:style-name="P3">The battle is not done;</text:p>
      <text:p text:style-name="P3">Jesus who died shall be satisfied</text:p>
      <text:p text:style-name="P3">And earth and heavens be one.</text:p>
      <text:p text:style-name="P3"/>
      <text:p text:style-name="P3"/>
      <text:p text:style-name="P3">Composer: TERRA BEATE, English Melody</text:p>
      <text:p text:style-name="P3">Lyricist: Malthie D. Babcoc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4T20:10:51</meta:creation-date>
    <meta:editing-duration>PT7M49S</meta:editing-duration>
    <meta:editing-cycles>3</meta:editing-cycles>
    <meta:generator>OpenOffice/4.1.5$Unix OpenOffice.org_project/415m1$Build-9789</meta:generator>
    <meta:initial-creator>Hank Warren</meta:initial-creator>
    <meta:printed-by>Hank Warren</meta:printed-by>
    <meta:print-date>2018-11-24T20:20:51</meta:print-date>
    <dc:date>2018-12-15T10:48:36</dc:date>
    <dc:creator>Hank Warren</dc:creator>
    <meta:document-statistic meta:table-count="0" meta:image-count="0" meta:object-count="0" meta:page-count="1" meta:paragraph-count="27" meta:word-count="149" meta:character-count="777"/>
    <meta:template xlink:type="simple" xlink:actuate="onRequest" xlink:title="TubaHymn" xlink:href="../../../../Library/Application%20Support/OpenOffice/4/user/template/TubaHymn.ott" meta:date="2018-11-24T20:10:51"/>
  </office:meta>
</office:document-meta>
</file>